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118f6" officeooo:paragraph-rsid="001118f6" style:font-size-asian="19.25pt" style:font-size-complex="22pt"/>
    </style:style>
    <style:style style:name="P2" style:family="paragraph" style:parent-style-name="Standard">
      <style:text-properties fo:font-size="22pt" officeooo:rsid="00145ad2" officeooo:paragraph-rsid="00145ad2" style:font-size-asian="19.25pt" style:font-size-complex="22pt"/>
    </style:style>
    <style:style style:name="P3" style:family="paragraph" style:parent-style-name="Standard">
      <style:text-properties fo:font-size="22pt" officeooo:rsid="00175d16" officeooo:paragraph-rsid="00175d16" style:font-size-asian="19.25pt" style:font-size-complex="22pt"/>
    </style:style>
    <style:style style:name="P4" style:family="paragraph" style:parent-style-name="Standard">
      <style:text-properties officeooo:paragraph-rsid="00145ad2"/>
    </style:style>
    <style:style style:name="T1" style:family="text">
      <style:text-properties fo:font-size="22pt" officeooo:rsid="00145ad2" style:font-size-asian="19.25pt" style:font-size-complex="22pt"/>
    </style:style>
    <style:style style:name="T2" style:family="text">
      <style:text-properties fo:font-size="22pt" officeooo:rsid="00159d81" style:font-size-asian="19.25pt" style:font-size-complex="22pt"/>
    </style:style>
    <style:style style:name="T3" style:family="text">
      <style:text-properties officeooo:rsid="00159d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5/3</text:p>
      <text:p text:style-name="P1">1 所有的生意都要從兩個標準來看：門檻和可複製；</text:p>
      <text:p text:style-name="P1">門檻低，不可複製：糊口的生意；</text:p>
      <text:p text:style-name="P1">門檻低，可複製：規模化的生意；</text:p>
      <text:p text:style-name="P1">門檻高，不可複製：專家生意；比如諮詢；</text:p>
      <text:p text:style-name="P1">門檻高，可複製：偉大的生意；</text:p>
      <text:p text:style-name="P1">可惜大部分人選擇了糊口生意的賽道，卻懷着偉大生意的夢想；</text:p>
      <text:p text:style-name="P1">（糊口生意是很多自營業的小店鋪；規模化的生意比如麥當勞，全家這種；）</text:p>
      <text:p text:style-name="P1"/>
      <text:p text:style-name="P2">2 技術文章：</text:p>
      <text:p text:style-name="P2">js<text:span text:style-name="T3">：</text:span>callback中調用類的function<text:span text:style-name="T3">：</text:span></text:p>
      <text:p text:style-name="P2">如何實現在callback中加入類的function；</text:p>
      <text:p text:style-name="P2">比如一個界面的button，點擊之後，需要調用某個類的function；這個時候不論你是再這個class中直接加這個button，還是再UI的管理類裡面加這個button，然後加相關類的function作為callback都不行；因為this無法被正確識別；</text:p>
      <text:p text:style-name="P2">如果處理這樣的情況呢？</text:p>
      <text:p text:style-name="P2">中間再加一個一般的callback函數就可以了；</text:p>
      <text:p text:style-name="P2">我以後者作為範例：UI管理類，功能類；</text:p>
      <text:p text:style-name="P2">這裡我們加一個callback函數作為中轉的function就可以做到了；</text:p>
      <text:p text:style-name="P2">比如：</text:p>
      <text:p text:style-name="P2">定義：</text:p>
      <text:p text:style-name="P4"><text:soft-page-break/><text:span text:style-name="T2">Class </text:span><text:span text:style-name="T1">UI{</text:span></text:p>
      <text:p text:style-name="P2">add_button();</text:p>
      <text:p text:style-name="P2">add_button_callback();</text:p>
      <text:p text:style-name="P2">}</text:p>
      <text:p text:style-name="P2"/>
      <text:p text:style-name="P2"><text:span text:style-name="T3">Class </text:span>SomeClass</text:p>
      <text:p text:style-name="P2">{</text:p>
      <text:p text:style-name="P2">funcForButton();</text:p>
      <text:p text:style-name="P2">}</text:p>
      <text:p text:style-name="P2"/>
      <text:p text:style-name="P2">實例化:</text:p>
      <text:p text:style-name="P2">UI ui_instance;</text:p>
      <text:p text:style-name="P2">SomeClass someClass_instance;</text:p>
      <text:p text:style-name="P2"/>
      <text:p text:style-name="P2">最後邦callback：</text:p>
      <text:p text:style-name="P2">錯誤情況：</text:p>
      <text:p text:style-name="P2">ui_instance.add_button_callback(someClass.funcFoButton);</text:p>
      <text:p text:style-name="P2">正確做法：</text:p>
      <text:p text:style-name="P2">step1:定義一個callback作為中轉站：</text:p>
      <text:p text:style-name="P2">function tmp_callback()</text:p>
      <text:p text:style-name="P2">{</text:p>
      <text:p text:style-name="P2"><text:tab/> someClass.funcFo<text:span text:style-name="T3">r</text:span>Button();</text:p>
      <text:p text:style-name="P2">}</text:p>
      <text:p text:style-name="P2">setp2:綁定callback；</text:p>
      <text:p text:style-name="P2">ui_instance.add_button_callback(tmp_callback);</text:p>
      <text:p text:style-name="P2"/>
      <text:p text:style-name="P3"/>
      <text:p text:style-name="P3"><text:soft-page-break/>3</text:p>
      <text:p text:style-name="P3">粒子系統：</text:p>
      <text:p text:style-name="P3"><text:s/><text:a xlink:type="simple" xlink:href="https://zh.wikipedia.org/zh-tw/粒子系统" text:style-name="Internet_20_link" text:visited-style-name="Visited_20_Internet_20_Link">https://zh.wikipedia.org/zh-tw/%E7%B2%92%E5%AD%90%E7%B3%BB%E7%BB%9F</text:a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3T10:25:35.010537933</meta:creation-date>
    <meta:generator>LibreOffice/6.4.7.2$Linux_X86_64 LibreOffice_project/40$Build-2</meta:generator>
    <dc:date>2022-05-03T16:56:41.344897131</dc:date>
    <meta:editing-duration>PT3H50M38S</meta:editing-duration>
    <meta:editing-cycles>1</meta:editing-cycles>
    <meta:document-statistic meta:table-count="0" meta:image-count="0" meta:object-count="0" meta:page-count="3" meta:paragraph-count="43" meta:word-count="402" meta:character-count="855" meta:non-whitespace-character-count="845"/>
  </office:meta>
</office:document-meta>
</file>